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6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5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"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" office:value-type="float" office:value="0.981645575327624" calcext:value-type="float">
            <text:p>0.981645575327624</text:p>
          </table:table-cell>
          <table:table-cell table:style-name="ce2"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"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0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1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" office:value-type="float" office:value="0.968425203170921" calcext:value-type="float">
            <text:p>0.968425203170921</text:p>
          </table:table-cell>
          <table:table-cell table:style-name="ce2"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" office:value-type="float" office:value="0.937295624272734" calcext:value-type="float">
            <text:p>0.937295624272734</text:p>
          </table:table-cell>
          <table:table-cell table:style-name="ce2" office:value-type="float" office:value="0.938035064554052" calcext:value-type="float">
            <text:p>0.938035064554052</text:p>
          </table:table-cell>
          <table:table-cell table:style-name="ce2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"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"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"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1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1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" table:formula="of:=AVERAGE([.E7:.E29])" office:value-type="float" office:value="0.874265309840153" calcext:value-type="float">
            <text:p>0.874265309840153</text:p>
          </table:table-cell>
          <table:table-cell table:style-name="ce2" table:formula="of:=AVERAGE([.F7:.F29])" office:value-type="float" office:value="0.87429971686235" calcext:value-type="float">
            <text:p>0.87429971686235</text:p>
          </table:table-cell>
          <table:table-cell table:style-name="ce2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4" table:formula="of:=AVERAGE([.K7:.K29])" office:value-type="float" office:value="0.771975040878582" calcext:value-type="float">
            <text:p>0.771975040878582</text:p>
          </table:table-cell>
          <table:table-cell table:style-name="ce4" table:formula="of:=AVERAGE([.L7:.L29])" office:value-type="float" office:value="0.766752718615759" calcext:value-type="float">
            <text:p>0.766752718615759</text:p>
          </table:table-cell>
          <table:table-cell table:style-name="ce4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2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" table:formula="of:=AVERAGE([.D32:.D50])" office:value-type="float" office:value="0.773759925266384" calcext:value-type="float">
            <text:p>0.773759925266384</text:p>
          </table:table-cell>
          <table:table-cell table:style-name="ce2" table:formula="of:=AVERAGE([.E32:.E50])" office:value-type="float" office:value="0.756711982787809" calcext:value-type="float">
            <text:p>0.756711982787809</text:p>
          </table:table-cell>
          <table:table-cell table:style-name="ce2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" table:formula="of:=AVERAGE([.K32:.K50])" office:value-type="float" office:value="0.64048129274644" calcext:value-type="float">
            <text:p>0.64048129274644</text:p>
          </table:table-cell>
          <table:table-cell table:style-name="ce2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/>
          <table:table-cell table:style-name="ce6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number-columns-repeated="2"/>
          <table:table-cell table:style-name="ce6" office:value-type="string" calcext:value-type="string" table:number-columns-spanned="3" table:number-rows-spanned="1">
            <text:p>D=0.4 + mutation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Version 7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2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2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2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table:style-name="Default"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2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table:style-name="Default"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2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table:style-name="Default"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2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2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2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table:style-name="Default"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2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table:style-name="Default"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2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2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table:style-name="Default"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2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2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2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table:style-name="Default"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2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2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table:style-name="Default"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2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2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2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2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2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2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2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</table:table-row>
        <table:table-row table:style-name="ro1">
          <table:table-cell/>
          <table:table-cell table:style-name="ce4" table:formula="of:=AVERAGE([.B5:.B27])" office:value-type="float" office:value="0.771975040878582" calcext:value-type="float">
            <text:p>0.771975040878582</text:p>
          </table:table-cell>
          <table:table-cell table:style-name="ce4" table:formula="of:=AVERAGE([.C5:.C27])" office:value-type="float" office:value="0.766752718615759" calcext:value-type="float">
            <text:p>0.766752718615759</text:p>
          </table:table-cell>
          <table:table-cell table:style-name="ce4" table:formula="of:=AVERAGE([.D5:.D27])" office:value-type="float" office:value="0.761503130241081" calcext:value-type="float">
            <text:p>0.761503130241081</text:p>
          </table:table-cell>
          <table:table-cell table:formula="of:=AVERAGE([.E5:.E27])" office:value-type="float" office:value="0.874265309840153" calcext:value-type="float">
            <text:p>0.874265309840153</text:p>
          </table:table-cell>
          <table:table-cell table:style-name="ce2" table:formula="of:=AVERAGE([.F5:.F27])" office:value-type="float" office:value="0.87429971686235" calcext:value-type="float">
            <text:p>0.87429971686235</text:p>
          </table:table-cell>
          <table:table-cell table:style-name="ce2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2"/>
          <table:table-cell table:formula="of:=AVERAGE([.M5:.M27])" office:value-type="float" office:value="0.895547083718576" calcext:value-type="float">
            <text:p>0.895547083718576</text:p>
          </table:table-cell>
          <table:table-cell table:style-name="ce2" table:formula="of:=AVERAGE([.N5:.N27])" office:value-type="float" office:value="0.897403759552784" calcext:value-type="float">
            <text:p>0.897403759552784</text:p>
          </table:table-cell>
          <table:table-cell table:formula="of:=AVERAGE([.O5:.O27])" office:value-type="float" office:value="0.885319770482247" calcext:value-type="float">
            <text:p>0.885319770482247</text:p>
          </table:table-cell>
        </table:table-row>
      </table:table>
      <table:table table:name="distance_2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office:value-type="string" calcext:value-type="string">
            <text:p>WFG1_2</text:p>
          </table:table-cell>
          <table:table-cell office:value-type="float" office:value="0.803287994519147" calcext:value-type="float">
            <text:p>0.803287994519147</text:p>
          </table:table-cell>
          <table:table-cell office:value-type="float" office:value="0.823484319922992" calcext:value-type="float">
            <text:p>0.823484319922992</text:p>
          </table:table-cell>
          <table:table-cell office:value-type="float" office:value="0.947758830863137" calcext:value-type="float">
            <text:p>0.947758830863137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office:value-type="string" calcext:value-type="string">
            <text:p>WFG2_2</text:p>
          </table:table-cell>
          <table:table-cell office:value-type="float" office:value="0.938529702792047" calcext:value-type="float">
            <text:p>0.938529702792047</text:p>
          </table:table-cell>
          <table:table-cell office:value-type="float" office:value="0.97173574782056" calcext:value-type="float">
            <text:p>0.97173574782056</text:p>
          </table:table-cell>
          <table:table-cell office:value-type="float" office:value="0.981579170387964" calcext:value-type="float">
            <text:p>0.981579170387964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office:value-type="string" calcext:value-type="string">
            <text:p>WFG3_2</text:p>
          </table:table-cell>
          <table:table-cell office:value-type="float" office:value="0.897201569101608" calcext:value-type="float">
            <text:p>0.897201569101608</text:p>
          </table:table-cell>
          <table:table-cell office:value-type="float" office:value="0.921073077401551" calcext:value-type="float">
            <text:p>0.921073077401551</text:p>
          </table:table-cell>
          <table:table-cell office:value-type="float" office:value="0.921067088845796" calcext:value-type="float">
            <text:p>0.921067088845796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office:value-type="string" calcext:value-type="string">
            <text:p>WFG4_2</text:p>
          </table:table-cell>
          <table:table-cell office:value-type="float" office:value="0.915795553798093" calcext:value-type="float">
            <text:p>0.915795553798093</text:p>
          </table:table-cell>
          <table:table-cell office:value-type="float" office:value="0.915779997837959" calcext:value-type="float">
            <text:p>0.915779997837959</text:p>
          </table:table-cell>
          <table:table-cell office:value-type="float" office:value="0.915764398315859" calcext:value-type="float">
            <text:p>0.915764398315859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office:value-type="string" calcext:value-type="string">
            <text:p>WFG5_2</text:p>
          </table:table-cell>
          <table:table-cell office:value-type="float" office:value="0.823247505285503" calcext:value-type="float">
            <text:p>0.823247505285503</text:p>
          </table:table-cell>
          <table:table-cell office:value-type="float" office:value="0.824279761010108" calcext:value-type="float">
            <text:p>0.824279761010108</text:p>
          </table:table-cell>
          <table:table-cell office:value-type="float" office:value="0.817560985020643" calcext:value-type="float">
            <text:p>0.817560985020643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office:value-type="string" calcext:value-type="string">
            <text:p>WFG6_2</text:p>
          </table:table-cell>
          <table:table-cell office:value-type="float" office:value="0.838078736458246" calcext:value-type="float">
            <text:p>0.838078736458246</text:p>
          </table:table-cell>
          <table:table-cell office:value-type="float" office:value="0.840216147087955" calcext:value-type="float">
            <text:p>0.840216147087955</text:p>
          </table:table-cell>
          <table:table-cell office:value-type="float" office:value="0.915594201375989" calcext:value-type="float">
            <text:p>0.915594201375989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office:value-type="string" calcext:value-type="string">
            <text:p>WFG7_2</text:p>
          </table:table-cell>
          <table:table-cell office:value-type="float" office:value="0.915684524348568" calcext:value-type="float">
            <text:p>0.915684524348568</text:p>
          </table:table-cell>
          <table:table-cell office:value-type="float" office:value="0.915686463375044" calcext:value-type="float">
            <text:p>0.915686463375044</text:p>
          </table:table-cell>
          <table:table-cell office:value-type="float" office:value="0.915651491714625" calcext:value-type="float">
            <text:p>0.91565149171462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0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office:value-type="string" calcext:value-type="string">
            <text:p>WFG8_2</text:p>
          </table:table-cell>
          <table:table-cell office:value-type="float" office:value="0.731517578453843" calcext:value-type="float">
            <text:p>0.731517578453843</text:p>
          </table:table-cell>
          <table:table-cell office:value-type="float" office:value="0.741353599692363" calcext:value-type="float">
            <text:p>0.741353599692363</text:p>
          </table:table-cell>
          <table:table-cell office:value-type="float" office:value="0.764535698877656" calcext:value-type="float">
            <text:p>0.76453569887765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office:value-type="string" calcext:value-type="string">
            <text:p>WFG9_2</text:p>
          </table:table-cell>
          <table:table-cell office:value-type="float" office:value="0.820151221814671" calcext:value-type="float">
            <text:p>0.820151221814671</text:p>
          </table:table-cell>
          <table:table-cell office:value-type="float" office:value="0.824814823124735" calcext:value-type="float">
            <text:p>0.824814823124735</text:p>
          </table:table-cell>
          <table:table-cell office:value-type="float" office:value="0.896674609016242" calcext:value-type="float">
            <text:p>0.896674609016242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office:value-type="string" calcext:value-type="string">
            <text:p>DTLZ1_2</text:p>
          </table:table-cell>
          <table:table-cell office:value-type="float" office:value="0.921815458842559" calcext:value-type="float">
            <text:p>0.921815458842559</text:p>
          </table:table-cell>
          <table:table-cell office:value-type="float" office:value="0.921811604147156" calcext:value-type="float">
            <text:p>0.921811604147156</text:p>
          </table:table-cell>
          <table:table-cell office:value-type="float" office:value="0.921813211990335" calcext:value-type="float">
            <text:p>0.921813211990335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string" calcext:value-type="string">
            <text:p>DTLZ2_2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office:value-type="string" calcext:value-type="string">
            <text:p>DTLZ3_2</text:p>
          </table:table-cell>
          <table:table-cell office:value-type="float" office:value="0.916006044780436" calcext:value-type="float">
            <text:p>0.916006044780436</text:p>
          </table:table-cell>
          <table:table-cell office:value-type="float" office:value="0.915986276380477" calcext:value-type="float">
            <text:p>0.915986276380477</text:p>
          </table:table-cell>
          <table:table-cell office:value-type="float" office:value="0.916029242742563" calcext:value-type="float">
            <text:p>0.916029242742563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office:value-type="string" calcext:value-type="string">
            <text:p>DTLZ4_2</text:p>
          </table:table-cell>
          <table:table-cell office:value-type="float" office:value="0.915967241435677" calcext:value-type="float">
            <text:p>0.915967241435677</text:p>
          </table:table-cell>
          <table:table-cell office:value-type="float" office:value="0.915968498885892" calcext:value-type="float">
            <text:p>0.915968498885892</text:p>
          </table:table-cell>
          <table:table-cell office:value-type="float" office:value="0.916027786015744" calcext:value-type="float">
            <text:p>0.91602778601574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string" calcext:value-type="string">
            <text:p>DTLZ5_2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1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office:value-type="string" calcext:value-type="string">
            <text:p>DTLZ6_2</text:p>
          </table:table-cell>
          <table:table-cell office:value-type="float" office:value="0.916028083195523" calcext:value-type="float">
            <text:p>0.916028083195523</text:p>
          </table:table-cell>
          <table:table-cell office:value-type="float" office:value="0.916028608183639" calcext:value-type="float">
            <text:p>0.916028608183639</text:p>
          </table:table-cell>
          <table:table-cell office:value-type="float" office:value="0.916026146642018" calcext:value-type="float">
            <text:p>0.91602614664201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office:value-type="string" calcext:value-type="string">
            <text:p>DTLZ7_2</text:p>
          </table:table-cell>
          <table:table-cell office:value-type="float" office:value="0.968439529787485" calcext:value-type="float">
            <text:p>0.968439529787485</text:p>
          </table:table-cell>
          <table:table-cell office:value-type="float" office:value="0.968438475106918" calcext:value-type="float">
            <text:p>0.968438475106918</text:p>
          </table:table-cell>
          <table:table-cell office:value-type="float" office:value="0.968427046734274" calcext:value-type="float">
            <text:p>0.968427046734274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office:value-type="string" calcext:value-type="string">
            <text:p>UF1_2</text:p>
          </table:table-cell>
          <table:table-cell office:value-type="float" office:value="0.936289781209814" calcext:value-type="float">
            <text:p>0.936289781209814</text:p>
          </table:table-cell>
          <table:table-cell office:value-type="float" office:value="0.936255088386391" calcext:value-type="float">
            <text:p>0.936255088386391</text:p>
          </table:table-cell>
          <table:table-cell office:value-type="float" office:value="0.937255112323524" calcext:value-type="float">
            <text:p>0.937255112323524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office:value-type="string" calcext:value-type="string">
            <text:p>UF2_2</text:p>
          </table:table-cell>
          <table:table-cell office:value-type="float" office:value="0.938910877325401" calcext:value-type="float">
            <text:p>0.938910877325401</text:p>
          </table:table-cell>
          <table:table-cell office:value-type="float" office:value="0.938939679874122" calcext:value-type="float">
            <text:p>0.938939679874122</text:p>
          </table:table-cell>
          <table:table-cell office:value-type="float" office:value="0.939410856161893" calcext:value-type="float">
            <text:p>0.93941085616189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office:value-type="string" calcext:value-type="string">
            <text:p>UF3_2</text:p>
          </table:table-cell>
          <table:table-cell office:value-type="float" office:value="0.837653244684936" calcext:value-type="float">
            <text:p>0.837653244684936</text:p>
          </table:table-cell>
          <table:table-cell office:value-type="float" office:value="0.860460919723641" calcext:value-type="float">
            <text:p>0.860460919723641</text:p>
          </table:table-cell>
          <table:table-cell office:value-type="float" office:value="0.910475247227308" calcext:value-type="float">
            <text:p>0.910475247227308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office:value-type="string" calcext:value-type="string">
            <text:p>UF4_2</text:p>
          </table:table-cell>
          <table:table-cell office:value-type="float" office:value="0.901459040413303" calcext:value-type="float">
            <text:p>0.901459040413303</text:p>
          </table:table-cell>
          <table:table-cell office:value-type="float" office:value="0.903115061269918" calcext:value-type="float">
            <text:p>0.903115061269918</text:p>
          </table:table-cell>
          <table:table-cell office:value-type="float" office:value="0.909402422640237" calcext:value-type="float">
            <text:p>0.90940242264023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1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office:value-type="string" calcext:value-type="string">
            <text:p>UF5_2</text:p>
          </table:table-cell>
          <table:table-cell office:value-type="float" office:value="0.850545840285906" calcext:value-type="float">
            <text:p>0.850545840285906</text:p>
          </table:table-cell>
          <table:table-cell office:value-type="float" office:value="0.854746405539832" calcext:value-type="float">
            <text:p>0.854746405539832</text:p>
          </table:table-cell>
          <table:table-cell office:value-type="float" office:value="0.787639896982883" calcext:value-type="float">
            <text:p>0.787639896982883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1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office:value-type="string" calcext:value-type="string">
            <text:p>UF6_2</text:p>
          </table:table-cell>
          <table:table-cell office:value-type="float" office:value="0.841585382022792" calcext:value-type="float">
            <text:p>0.841585382022792</text:p>
          </table:table-cell>
          <table:table-cell office:value-type="float" office:value="0.832398336602508" calcext:value-type="float">
            <text:p>0.832398336602508</text:p>
          </table:table-cell>
          <table:table-cell office:value-type="float" office:value="0.737986072398682" calcext:value-type="float">
            <text:p>0.737986072398682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office:value-type="string" calcext:value-type="string">
            <text:p>UF7_2</text:p>
          </table:table-cell>
          <table:table-cell office:value-type="float" office:value="0.917724730004466" calcext:value-type="float">
            <text:p>0.917724730004466</text:p>
          </table:table-cell>
          <table:table-cell office:value-type="float" office:value="0.919243798349762" calcext:value-type="float">
            <text:p>0.919243798349762</text:p>
          </table:table-cell>
          <table:table-cell office:value-type="float" office:value="0.923362922246448" calcext:value-type="float">
            <text:p>0.923362922246448</text:p>
          </table:table-cell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2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string" office:string-value="" calcext:value-type="error">
            <text:p>#DIV/0!</text:p>
          </table:table-cell>
          <table:table-cell table:formula="of:=AVERAGE([.U5:.U27])" office:value-type="float" office:value="0.885997109208832" calcext:value-type="float">
            <text:p>0.885997109208832</text:p>
          </table:table-cell>
          <table:table-cell table:formula="of:=AVERAGE([.V5:.V27])" office:value-type="float" office:value="0.891037279090477" calcext:value-type="float">
            <text:p>0.891037279090477</text:p>
          </table:table-cell>
          <table:table-cell table:formula="of:=AVERAGE([.W5:.W27])" office:value-type="float" office:value="0.899656872572323" calcext:value-type="float">
            <text:p>0.899656872572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23:18:44.533291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21T23:53:30.423297509</dc:date>
    <meta:editing-duration>PT19H21M15S</meta:editing-duration>
    <meta:editing-cycles>87</meta:editing-cycles>
    <meta:generator>LibreOffice/6.0.7.3$Linux_X86_64 LibreOffice_project/00m0$Build-3</meta:generator>
    <meta:document-statistic meta:table-count="3" meta:cell-count="2123" meta:object-count="0"/>
  </office:meta>
</office:document-meta>
</file>